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right="-46.2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SCHEMA LOGICO</text:span></text:p>
      <text:p text:style-name="P1"><text:span text:style-name="T2"/></text:p>
      <text:p text:style-name="P2"><text:span text:style-name="T3">UTENTE(</text:span><text:span text:style-name="T4">nome</text:span><text:span text:style-name="T5">, email, password, tipo, residenza, datanascita)</text:span></text:p>
      <text:p text:style-name="P2"><text:span text:style-name="T6"/></text:p>
      <text:p text:style-name="P2"><text:span text:style-name="T7">PREFERENZA(</text:span><text:span text:style-name="T8">nome[UTENTE], nomec[CATEGORIA]</text:span><text:span text:style-name="T9">)<text:s text:c="2"/></text:span></text:p>
      <text:p text:style-name="P2"><text:span text:style-name="T10"/></text:p>
      <text:p text:style-name="P2"><text:span text:style-name="T11">CATEGORIA(</text:span><text:span text:style-name="T12">nomec</text:span><text:span text:style-name="T13">, nomec[CATEGORIA])</text:span><text:span text:style-name="T14"/></text:p>
      <text:p text:style-name="P2"><text:span text:style-name="T14"/></text:p>
      <text:p text:style-name="P2"><text:span text:style-name="T15">TOPIC1(</text:span><text:span text:style-name="T16">nomec[CATEGORIA], idd[DOMANDAPERTA]</text:span><text:span text:style-name="T17">)</text:span></text:p>
      <text:p text:style-name="P2"><text:span text:style-name="T18"/></text:p>
      <text:p text:style-name="P2"><text:span text:style-name="T19">TOPIC2(</text:span><text:span text:style-name="T20">nomec[CATEGORIA], idd[SONDAGGIO]</text:span><text:span text:style-name="T21">)</text:span></text:p>
      <text:p text:style-name="P2"><text:span text:style-name="T22"/></text:p>
      <text:p text:style-name="P2"><text:span text:style-name="T23">DOMANDAPERTA(</text:span><text:span text:style-name="T24">idd</text:span><text:span text:style-name="T25">, datad, testo, imgurl, imgtesto, chiusa, nome[UTENTE]) </text:span></text:p>
      <text:p text:style-name="P2"><text:span text:style-name="T26"/></text:p>
      <text:p text:style-name="P2"><text:span text:style-name="T27">SONDAGGIO(</text:span><text:span text:style-name="T28">idd</text:span><text:span text:style-name="T29">, datad, testo, imgurl, imgtesto, chiusa, nome[UTENTE]) </text:span></text:p>
      <text:p text:style-name="P2"><text:span text:style-name="T30"/></text:p>
      <text:p text:style-name="P2"><text:span text:style-name="T31">RISPOSTAPREDEFINITA(</text:span><text:span text:style-name="T32">idr</text:span><text:span text:style-name="T33">, anonimo, datar, testorisp, nome[UTENTE], idd[SONDAGGIO])</text:span></text:p>
      <text:p text:style-name="P2"><text:span text:style-name="T34"/></text:p>
      <text:p text:style-name="P3"><text:span text:style-name="T35">RISPOSTAPERTA(</text:span><text:span text:style-name="T36">idr</text:span><text:span text:style-name="T37">, anonimo, datar, testorisp,<text:s text:c="2"/>votopositivo, votonegativo,nome[UTENTE], idd[DOMANDAPERTA])</text:span></text:p>
      <text:p text:style-name="P4"><text:span text:style-name="T38"/></text:p>
      <text:p text:style-name="P4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